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191.65pt"/>
    </style:style>
    <style:style style:name="co3" style:family="table-column">
      <style:table-column-properties fo:break-before="auto" style:column-width="25.71pt"/>
    </style:style>
    <style:style style:name="co4" style:family="table-column">
      <style:table-column-properties fo:break-before="auto" style:column-width="165.4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67.41pt"/>
    </style:style>
    <style:style style:name="co7" style:family="table-column">
      <style:table-column-properties fo:break-before="auto" style:column-width="61.2pt"/>
    </style:style>
    <style:style style:name="co8" style:family="table-column">
      <style:table-column-properties fo:break-before="auto" style:column-width="35.7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fo:padding="0.99pt" fo:border-right="none" style:rotation-angle="0" style:rotation-align="none" fo:border-top="0.74pt solid #000000" style:vertical-align="automatic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99pt" style:rotation-angle="0" style:rotation-align="none" style:vertical-align="automatic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fo:padding="0.99pt" fo:border-right="none" style:rotation-angle="0" style:rotation-align="none" fo:border-top="none" style:vertical-align="automatic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fo:padding="0.99pt" style:rotation-angle="0" style:rotation-align="none" style:vertical-align="automatic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none" fo:padding="0.99pt" fo:border-right="none" style:rotation-angle="0" style:rotation-align="none" fo:border-top="none" style:vertical-align="automatic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fo:padding="0.99pt" style:rotation-angle="0" style:rotation-align="none" style:vertical-align="bottom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none" fo:padding="0.99pt" fo:border-right="none" style:rotation-angle="0" style:rotation-align="none" fo:border-top="none" style:vertical-align="bottom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row table:style-name="ro1">
          <table:table-cell table:style-name="ce1"/>
          <table:table-cell table:style-name="ce1" office:value-type="string" calcext:value-type="string">
            <text:p><text:s/>lhs</text:p>
          </table:table-cell>
          <table:table-cell table:style-name="ce1"/>
          <table:table-cell table:style-name="ce1" office:value-type="string" calcext:value-type="string">
            <text:p>rhs</text:p>
          </table:table-cell>
          <table:table-cell table:style-name="ce1" office:value-type="string" calcext:value-type="string">
            <text:p><text:s text:c="5"/>support</text:p>
          </table:table-cell>
          <table:table-cell table:style-name="ce1" office:value-type="string" calcext:value-type="string">
            <text:p><text:s/>confidence</text:p>
          </table:table-cell>
          <table:table-cell table:style-name="ce1" office:value-type="string" calcext:value-type="string">
            <text:p><text:s text:c="5"/>lift</text:p>
          </table:table-cell>
          <table:table-cell table:style-name="ce1"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[1]</text:p>
          </table:table-cell>
          <table:table-cell office:value-type="string" calcext:value-type="string">
            <text:p><text:s/>{vote_2=Fiordland Crested Penguin,</text:p>
          </table:table-cell>
          <table:table-cell table:number-columns-repeated="2"/>
          <table:table-cell table:style-name="ce4" table:number-columns-repeated="4"/>
        </table:table-row>
        <table:table-row table:style-name="ro1">
          <table:table-cell/>
          <table:table-cell office:value-type="string" calcext:value-type="string">
            <text:p><text:s text:c="2"/>vote_3=Rockhopper Penguin,</text:p>
          </table:table-cell>
          <table:table-cell table:number-columns-repeated="2"/>
          <table:table-cell table:style-name="ce4" table:number-columns-repeated="4"/>
        </table:table-row>
        <table:table-row table:style-name="ro1">
          <table:table-cell/>
          <table:table-cell office:value-type="string" calcext:value-type="string">
            <text:p><text:s text:c="2"/>vote_4=Little Penguin}</text:p>
          </table:table-cell>
          <table:table-cell office:value-type="string" calcext:value-type="string">
            <text:p><text:s/>=&gt;</text:p>
          </table:table-cell>
          <table:table-cell office:value-type="string" calcext:value-type="string">
            <text:p>{vote_1=Yellow-eyed penguin}</text:p>
          </table:table-cell>
          <table:table-cell office:value-type="float" office:value="0.001725725" calcext:value-type="float">
            <text:p>0.001725725</text:p>
          </table:table-cell>
          <table:table-cell office:value-type="float" office:value="0.97402597" calcext:value-type="float">
            <text:p>0.97402597</text:p>
          </table:table-cell>
          <table:table-cell office:value-type="float" office:value="7.3529909" calcext:value-type="float">
            <text:p>7.352990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[2]</text:p>
          </table:table-cell>
          <table:table-cell office:value-type="string" calcext:value-type="string">
            <text:p><text:s/>{vote_2=Rockhopper Penguin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vote_3=Fiordland Crested Penguin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vote_4=Little Penguin}</text:p>
          </table:table-cell>
          <table:table-cell office:value-type="string" calcext:value-type="string">
            <text:p><text:s/>=&gt;</text:p>
          </table:table-cell>
          <table:table-cell office:value-type="string" calcext:value-type="string">
            <text:p>{vote_1=Yellow-eyed penguin}</text:p>
          </table:table-cell>
          <table:table-cell office:value-type="float" office:value="0.001265532" calcext:value-type="float">
            <text:p>0.001265532</text:p>
          </table:table-cell>
          <table:table-cell office:value-type="float" office:value="0.96491228" calcext:value-type="float">
            <text:p>0.96491228</text:p>
          </table:table-cell>
          <table:table-cell office:value-type="float" office:value="7.284191" calcext:value-type="float">
            <text:p>7.28419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[3]</text:p>
          </table:table-cell>
          <table:table-cell office:value-type="string" calcext:value-type="string">
            <text:p><text:s/>{vote_2=Rockhopper Penguin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vote_3=Fiordland Crested Penguin}</text:p>
          </table:table-cell>
          <table:table-cell office:value-type="string" calcext:value-type="string">
            <text:p><text:s/>=&gt;</text:p>
          </table:table-cell>
          <table:table-cell office:value-type="string" calcext:value-type="string">
            <text:p>{vote_1=Yellow-eyed penguin}</text:p>
          </table:table-cell>
          <table:table-cell office:value-type="float" office:value="0.002208928" calcext:value-type="float">
            <text:p>0.002208928</text:p>
          </table:table-cell>
          <table:table-cell office:value-type="float" office:value="0.73846154" calcext:value-type="float">
            <text:p>0.73846154</text:p>
          </table:table-cell>
          <table:table-cell office:value-type="float" office:value="5.5746984" calcext:value-type="float">
            <text:p>5.574698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[4]</text:p>
          </table:table-cell>
          <table:table-cell office:value-type="string" calcext:value-type="string">
            <text:p><text:s/>{vote_2=Fiordland Crested Penguin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vote_3=Rockhopper Penguin}</text:p>
          </table:table-cell>
          <table:table-cell office:value-type="string" calcext:value-type="string">
            <text:p><text:s/>=&gt;</text:p>
          </table:table-cell>
          <table:table-cell office:value-type="string" calcext:value-type="string">
            <text:p>{vote_1=Yellow-eyed penguin}</text:p>
          </table:table-cell>
          <table:table-cell office:value-type="float" office:value="0.002531063" calcext:value-type="float">
            <text:p>0.002531063</text:p>
          </table:table-cell>
          <table:table-cell office:value-type="float" office:value="0.70967742" calcext:value-type="float">
            <text:p>0.70967742</text:p>
          </table:table-cell>
          <table:table-cell office:value-type="float" office:value="5.357405" calcext:value-type="float">
            <text:p>5.35740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[5]</text:p>
          </table:table-cell>
          <table:table-cell office:value-type="string" calcext:value-type="string">
            <text:p><text:s/>{vote_3=Rockhopper Penguin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vote_4=Little Penguin}</text:p>
          </table:table-cell>
          <table:table-cell office:value-type="string" calcext:value-type="string">
            <text:p><text:s/>=&gt;</text:p>
          </table:table-cell>
          <table:table-cell office:value-type="string" calcext:value-type="string">
            <text:p>{vote_1=Yellow-eyed penguin}</text:p>
          </table:table-cell>
          <table:table-cell office:value-type="float" office:value="0.00202485" calcext:value-type="float">
            <text:p>0.00202485</text:p>
          </table:table-cell>
          <table:table-cell office:value-type="float" office:value="0.70967742" calcext:value-type="float">
            <text:p>0.70967742</text:p>
          </table:table-cell>
          <table:table-cell office:value-type="float" office:value="5.357405" calcext:value-type="float">
            <text:p>5.35740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[6]</text:p>
          </table:table-cell>
          <table:table-cell office:value-type="string" calcext:value-type="string">
            <text:p><text:s/>{vote_3=Fiordland Crested Penguin,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5" office:value-type="string" calcext:value-type="string">
            <text:p><text:s text:c="2"/>vote_4=Little Penguin}</text:p>
          </table:table-cell>
          <table:table-cell table:style-name="ce5" office:value-type="string" calcext:value-type="string">
            <text:p><text:s/>=&gt;</text:p>
          </table:table-cell>
          <table:table-cell table:style-name="ce5" office:value-type="string" calcext:value-type="string">
            <text:p>{vote_1=Yellow-eyed penguin}</text:p>
          </table:table-cell>
          <table:table-cell table:style-name="ce7" office:value-type="float" office:value="0.001656696" calcext:value-type="float">
            <text:p>0.001656696</text:p>
          </table:table-cell>
          <table:table-cell table:style-name="ce7" office:value-type="float" office:value="0.69902913" calcext:value-type="float">
            <text:p>0.69902913</text:p>
          </table:table-cell>
          <table:table-cell table:style-name="ce7" office:value-type="float" office:value="5.2770203" calcext:value-type="float">
            <text:p>5.2770203</text:p>
          </table:table-cell>
          <table:table-cell table:style-name="ce7" office:value-type="float" office:value="72" calcext:value-type="float">
            <text:p>72</text:p>
          </table:table-cell>
        </table:table-row>
      </table:table>
      <table:named-expressions>
        <table:named-range table:name="ds" table:base-cell-address="$Sheet1.$A$1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Bahman Ajdari</meta:initial-creator>
    <meta:creation-date>2019-11-25T11:46:28.353222244</meta:creation-date>
    <dc:date>2019-11-25T18:36:14.672021413</dc:date>
    <dc:creator>Bahman Ajdari</dc:creator>
    <meta:editing-duration>PT5H18M8S</meta:editing-duration>
    <meta:editing-cycles>1</meta:editing-cycles>
    <meta:document-statistic meta:table-count="1" meta:cell-count="62" meta:object-count="0"/>
    <meta:generator>LibreOffice/6.3.3.2.0$Linux_X86_64 LibreOffice_project/efd344762d9d19af2cac84c1651e18355008a6ed</meta:generator>
  </office:meta>
</office:document-meta>
</file>